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3d48" officeooo:paragraph-rsid="00023d48"/>
    </style:style>
    <style:style style:name="P2" style:family="paragraph" style:parent-style-name="Standard">
      <style:text-properties officeooo:rsid="00023d48" officeooo:paragraph-rsid="00040433"/>
    </style:style>
    <style:style style:name="P3" style:family="paragraph" style:parent-style-name="Standard">
      <style:text-properties officeooo:rsid="00040433" officeooo:paragraph-rsid="00040433"/>
    </style:style>
    <style:style style:name="P4" style:family="paragraph" style:parent-style-name="Standard">
      <style:text-properties officeooo:rsid="0005c927" officeooo:paragraph-rsid="0005c927"/>
    </style:style>
    <style:style style:name="T1" style:family="text">
      <style:text-properties officeooo:rsid="00040433"/>
    </style:style>
    <style:style style:name="T2" style:family="text">
      <style:text-properties officeooo:rsid="00068e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hn-Peter Krause</text:p>
      <text:p text:style-name="P1">u23533529</text:p>
      <text:p text:style-name="P1"/>
      <text:p text:style-name="P1">Using Python Django.</text:p>
      <text:p text:style-name="P1">Installed cryptography, django-cryptography <text:span text:style-name="T1">for encryption.</text:span></text:p>
      <text:p text:style-name="P3">Installed django-environ to safely store encrypted key. Django secret key and encryption key is stored in an environment variable and not in plain text for security.</text:p>
      <text:p text:style-name="P4">Installed Pillow</text:p>
      <text:p text:style-name="P1"/>
      <text:p text:style-name="P3">Generated secret key using: python -c "from cryptography.fernet import Fernet; print(Fernet.generate_key().decode())"</text:p>
      <text:p text:style-name="P3"/>
      <text:p text:style-name="P2">Created models for <text:span text:style-name="T2">Encrypted</text:span>Imag<text:span text:style-name="T2">e thats stores title and file path to encrypted binary.</text:span> 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3T15:33:57.226471344</meta:creation-date>
    <meta:generator>LibreOffice/24.2.7.2$Linux_X86_64 LibreOffice_project/420$Build-2</meta:generator>
    <dc:date>2025-09-03T22:44:58.703872526</dc:date>
    <meta:editing-duration>PT7H11M1S</meta:editing-duration>
    <meta:editing-cycles>5</meta:editing-cycles>
    <meta:document-statistic meta:table-count="0" meta:image-count="0" meta:object-count="0" meta:page-count="1" meta:paragraph-count="8" meta:word-count="63" meta:character-count="491" meta:non-whitespace-character-count="435"/>
  </office:meta>
</office:document-meta>
</file>